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071443" officeooo:paragraph-rsid="00071443"/>
    </style:style>
    <style:style style:name="gr1" style:family="graphic">
      <style:graphic-properties draw:textarea-horizontal-align="justify" draw:textarea-vertical-align="middle" draw:auto-grow-height="false" fo:min-height="2.9201in" fo:min-width="0.9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2" draw:style-name="gr1" svg:width="1.3232in" svg:height="3.2504in" svg:x="1.8945in" svg:y="0.1217in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8:27:27.864187385</meta:creation-date>
    <dc:date>2018-11-14T18:44:12.200784767</dc:date>
    <meta:editing-duration>PT16M28S</meta:editing-duration>
    <meta:editing-cycles>1</meta:editing-cycles>
    <meta:document-statistic meta:table-count="0" meta:image-count="0" meta:object-count="0" meta:page-count="1" meta:paragraph-count="1" meta:word-count="0" meta:character-count="6" meta:non-whitespace-character-count="0"/>
    <meta:generator>Collabora_OfficeDev/6.0.10.14$Linux_X86_64 LibreOffice_project/00868a05ca34954149c2686693adf3f3b4e387a4</meta:generator>
  </office:meta>
</office:document-meta>
</file>